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SourceAccessor.getMessage( String code , String default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ourceAccessor.MessageSourceAccessor( MessageSource messag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ourceAccessor.getMessage( String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ourceAccessor.getMessage( String code , @ Nullable Object [ ] args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ourceAccessor.getMessage( String code , @ Nullable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ourceAccessor.getMessage( String code , @ Nullable Object [ ] args , String defaultMessage ,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ourceAccessor.getMessage( String code , @ Nullable Object [ ] args , String default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ourceAccessor.getDefaultLoca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ourceAccessor.getMessage( MessageSourceResolvable resolvabl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ourceAccessor.getMessage( MessageSourceResolvable resolv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ourceAccessor.getMessage( String code , String defaultMessage ,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ourceAccessor.MessageSourceAccessor( MessageSource messageSource , Locale default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ourceAccessor.getMessage( String cod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